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6D8000006EEE55F826C.svm"/>
  <manifest:file-entry manifest:media-type="" manifest:full-path="Pictures/200000070000443800000DA6921A29EE.svm"/>
  <manifest:file-entry manifest:media-type="" manifest:full-path="Pictures/200000070000508400000FB793D1AF58.svm"/>
  <manifest:file-entry manifest:media-type="" manifest:full-path="Pictures/2000000700001D0C00000758B0B62AA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3" style:family="paragraph" style:parent-style-name="Standard" style:list-style-name="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P15" style:family="paragraph" style:parent-style-name="Standard" style:list-style-name="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style:text-autospace="none"/>
      <style:text-properties fo:color="#0000ff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9" style:family="paragraph" style:parent-style-name="Standard" style:list-style-name="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20" style:family="paragraph" style:parent-style-name="Standard" style:list-style-name="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  <style:style style:name="T4" style:family="text">
      <style:text-properties fo:color="#a020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SESTA ESERCITAZIONE</text:p>
      <text:p text:style-name="P1"/>
      <text:list xml:id="list41714080" text:style-name="L1">
        <text:list-item>
          <text:list>
            <text:list-item>
              <text:list>
                <text:list-item>
                  <text:p text:style-name="P10">RISOLUZIONE DI UN SISTEMA LINEARE Ax=f, DOVE A E' UNA MATRICE TRIDIAGONALE n x n DI ORDINE n E IL TERMINE NOTO E':</text:p>
                </text:list-item>
              </text:list>
            </text:list-item>
          </text:list>
        </text:list-item>
      </text:list>
      <text:p text:style-name="P2"><draw:frame draw:style-name="fr1" draw:name="immagini1" text:anchor-type="paragraph" svg:width="5.847cm" svg:height="1.774cm" draw:z-index="0"><draw:image xlink:href="Pictures/20000007000016D8000006EEE55F826C.svm" xlink:type="simple" xlink:show="embed" xlink:actuate="onLoad"/></draw:frame></text:p>
      <text:p text:style-name="P2"/>
      <text:p text:style-name="P2">CODICE MATLAB, ANALISI E RISULTATI:</text:p>
      <text:p text:style-name="P2"/>
      <text:p text:style-name="P2"/>
      <text:p text:style-name="P4"><text:span text:style-name="T1">function</text:span><text:span text:style-name="T2"> [ x ] = tridiagonale( n )</text:span></text:p>
      <text:p text:style-name="P12"/>
      <text:p text:style-name="P7">a = zeros(1,n) + 2;</text:p>
      <text:p text:style-name="P7">b = zeros(1,n) - 1;</text:p>
      <text:p text:style-name="P7">c = zeros(1,n) - 1;</text:p>
      <text:p text:style-name="P6"><text:span text:style-name="T2">f = zeros(1,n); </text:span><text:span text:style-name="T3">%termine noto</text:span></text:p>
      <text:p text:style-name="P7">f(1) = 1;</text:p>
      <text:p text:style-name="P7">f(n) = 1;</text:p>
      <text:p text:style-name="P7">x = zeros(1,n);</text:p>
      <text:p text:style-name="P7">tic</text:p>
      <text:p text:style-name="P7">[L,R,alfa,beta] = LR_tridiagonale(a,b,c);</text:p>
      <text:p text:style-name="P8">%trovo il vettore y</text:p>
      <text:p text:style-name="P8">%L*b=y</text:p>
      <text:p text:style-name="P7">y = zeros(1,n);</text:p>
      <text:p text:style-name="P7">y(1,1) = f(1,1);</text:p>
      <text:p text:style-name="P6"><text:span text:style-name="T1">for</text:span><text:span text:style-name="T2"> i=2:1:n</text:span></text:p>
      <text:p text:style-name="P7"><text:s text:c="4"/>y(1,i) = f(1,i) - beta(1,i)*y(1,i-1);</text:p>
      <text:p text:style-name="P9">end</text:p>
      <text:p text:style-name="P8">%DEBUG</text:p>
      <text:p text:style-name="P8">%y_mat=L\f' <text:s text:c="5"/>y fatto da matlab, fa L \ f trasposto</text:p>
      <text:p text:style-name="P8">%x_mat=R\y_mat <text:s text:c="2"/>x fatto da matlab</text:p>
      <text:p text:style-name="P8">%y <text:s text:c="14"/>y mia</text:p>
      <text:p text:style-name="P8"><text:s/></text:p>
      <text:p text:style-name="P8">%R*x=y</text:p>
      <text:p text:style-name="P8">%trovo il vettore x</text:p>
      <text:p text:style-name="P7">x(1,n) = y(1,n) / alfa(1,n);</text:p>
      <text:p text:style-name="P6"><text:span text:style-name="T1">for</text:span><text:span text:style-name="T2"> i=n-1:-1:1</text:span></text:p>
      <text:p text:style-name="P7"><text:s text:c="4"/>x(1,i) = (y(1,i) - c(1,i)*x(1,i+1))/alfa(1,i);</text:p>
      <text:p text:style-name="P9">end</text:p>
      <text:p text:style-name="P9">toc </text:p>
      <text:p text:style-name="P9">end</text:p>
      <text:p text:style-name="P3"/>
      <text:p text:style-name="P3"/>
      <text:p text:style-name="P3"/>
      <text:p text:style-name="P3"/>
      <text:p text:style-name="P3"/>
      <text:p text:style-name="P4"><text:soft-page-break/><text:span text:style-name="T1">function</text:span><text:span text:style-name="T2"> [ L,R,alfa,beta ] = LR_tridiagonale( a,b,c )</text:span></text:p>
      <text:p text:style-name="P12"/>
      <text:p text:style-name="P7">n = max(size(a));</text:p>
      <text:p text:style-name="P7">L = zeros(n, n);</text:p>
      <text:p text:style-name="P7">R = zeros(n, n);</text:p>
      <text:p text:style-name="P7">alfa = zeros(1,n);</text:p>
      <text:p text:style-name="P7">beta = zeros(1,n);</text:p>
      <text:p text:style-name="P7">alfa(1,1) = a(1,1);</text:p>
      <text:p text:style-name="P6"><text:span text:style-name="T1">for</text:span><text:span text:style-name="T2"> i=2:1:n</text:span></text:p>
      <text:p text:style-name="P7"><text:s text:c="4"/>beta(1,i) = b(1,i) / alfa(1,i-1);</text:p>
      <text:p text:style-name="P7"><text:s text:c="4"/>alfa(1,i) = a(1,i) - beta(1,i)*c(i-1);</text:p>
      <text:p text:style-name="P9">end</text:p>
      <text:p text:style-name="P8">%creo L</text:p>
      <text:p text:style-name="P7">o = ones(n,1);</text:p>
      <text:p text:style-name="P7">L = diag(o) + diag(beta(2:n),-1);</text:p>
      <text:p text:style-name="P7">R = diag(alfa) + diag(c(1:n-1),1);</text:p>
      <text:p text:style-name="P9">end</text:p>
      <text:p text:style-name="P16"/>
      <text:p text:style-name="P3"/>
      <text:p text:style-name="P5">ESEMPIO DI UTILIZZO:</text:p>
      <text:p text:style-name="P5"/>
      <text:p text:style-name="P5"/>
      <text:p text:style-name="P5">x = tridiagonale(10)</text:p>
      <text:p text:style-name="P5"/>
      <text:p text:style-name="P5">Elapsed time is 0.000204 seconds.</text:p>
      <text:p text:style-name="P5"/>
      <text:p text:style-name="P5">x =</text:p>
      <text:p text:style-name="P5"/>
      <text:p text:style-name="P5"><text:s text:c="2"/>Columns 1 through 7</text:p>
      <text:p text:style-name="P5"/>
      <text:p text:style-name="P5"><text:s text:c="4"/>1.0000 <text:s text:c="3"/>1.0000 <text:s text:c="3"/>1.0000 <text:s text:c="3"/>1.0000 <text:s text:c="3"/>1.0000 <text:s text:c="3"/>1.0000 <text:s text:c="3"/><text:tab/>1.0000</text:p>
      <text:p text:style-name="P5"/>
      <text:p text:style-name="P5"><text:s text:c="2"/>Columns 8 through 10</text:p>
      <text:p text:style-name="P5"/>
      <text:p text:style-name="P5"><text:s text:c="4"/>1.0000 <text:s text:c="3"/>1.0000 <text:s text:c="3"/>1.0000</text:p>
      <text:p text:style-name="P5"/>
      <text:p text:style-name="P5"/>
      <text:p text:style-name="P5">La funzione LR_tridiagonale prende in input i 3 vettori (a,b,c) che rappresentano le 3 diagonali della matrice tridiagonale (a è la diagonale centrale, b è la diagonale sotto, c è la diagonale sopra).</text:p>
      <text:p text:style-name="P5">In output restituisce le 2 matrici fattorizzate L ed R, e i 2 vettori alfa e beta che sarebbero rispettivamente la diagonale sotto la centrale di L e la diagonale centrale di 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opo aver trovato L e R, si procede con la sostituizione in avanti per trovare il vettore y:</text:p>
      <text:p text:style-name="P5"/>
      <text:p text:style-name="P5"><draw:frame draw:style-name="fr1" draw:name="immagini2" text:anchor-type="paragraph" svg:width="15.457cm" svg:height="2.604cm" draw:z-index="1"><draw:image xlink:href="Pictures/200000070000443800000DA6921A29EE.svm" xlink:type="simple" xlink:show="embed" xlink:actuate="onLoad"/></draw:frame></text:p>
      <text:p text:style-name="P5">Infine si trova la soluzione del sistema lineare Ax=f facendo la sostituzione all'indietro:</text:p>
      <text:p text:style-name="P5"/>
      <text:p text:style-name="P5"><draw:frame draw:style-name="fr2" draw:name="immagini3" text:anchor-type="paragraph" svg:width="16.999cm" svg:height="3.318cm" draw:z-index="2"><draw:image xlink:href="Pictures/200000070000508400000FB793D1AF58.svm" xlink:type="simple" xlink:show="embed" xlink:actuate="onLoad"/></draw:frame></text:p>
      <text:p text:style-name="P5"/>
      <text:p text:style-name="P5">Se al posto dell'algoritmo di Gauss Tridiagonale si fosse usato l'algoritmo di Gauss per matrici piene ci sarebbe stato il fenomeno del fill-in, cioè la maggior parte degli elementi nulli della matrice tridiagonale sarebbero diventati non nulli con l'avanzare dell'algoritmo. Infatti se si prova a risolvere il sistema lineare Ax=f con l'algoritmo di Gauss con Pivoting, il tempo di esecuzione risulta maggiore, esempio:</text:p>
      <text:p text:style-name="P5"/>
      <text:p text:style-name="P5"/>
      <text:p text:style-name="P5">Creo i tre vettori della matrice tridiagonale</text:p>
      <text:p text:style-name="P5"/>
      <text:p text:style-name="P5">a = zeros(1,10) + 2</text:p>
      <text:p text:style-name="P5"/>
      <text:p text:style-name="P5">a =</text:p>
      <text:p text:style-name="P5"/>
      <text:p text:style-name="P5"><text:s text:c="5"/>2 <text:s text:c="4"/>2 <text:s text:c="4"/>2 <text:s text:c="4"/>2 <text:s text:c="4"/>2 <text:s text:c="4"/>2 <text:s text:c="4"/>2 <text:s text:c="4"/>2 <text:s text:c="4"/>2 <text:s text:c="4"/>2</text:p>
      <text:p text:style-name="P5"/>
      <text:p text:style-name="P5">&gt;&gt; b = zeros(1,10) -1</text:p>
      <text:p text:style-name="P5"/>
      <text:p text:style-name="P5">b =</text:p>
      <text:p text:style-name="P5"/>
      <text:p text:style-name="P5"><text:s text:c="4"/>-1 <text:s text:c="3"/>-1 <text:s text:c="3"/>-1 <text:s text:c="3"/>-1 <text:s text:c="3"/>-1 <text:s text:c="3"/>-1 <text:s text:c="3"/>-1 <text:s text:c="3"/>-1 <text:s text:c="3"/>-1 <text:s text:c="3"/>-1</text:p>
      <text:p text:style-name="P5"/>
      <text:p text:style-name="P5">&gt;&gt; c = zeros(1,10) -1</text:p>
      <text:p text:style-name="P5"/>
      <text:p text:style-name="P5">c =</text:p>
      <text:p text:style-name="P5"/>
      <text:p text:style-name="P5"><text:s text:c="4"/>-1 <text:s text:c="3"/>-1 <text:s text:c="3"/>-1 <text:s text:c="3"/>-1 <text:s text:c="3"/>-1 <text:s text:c="3"/>-1 <text:s text:c="3"/>-1 <text:s text:c="3"/>-1 <text:s text:c="3"/>-1 <text:s text:c="3"/>-1</text:p>
      <text:p text:style-name="P5"/>
      <text:p text:style-name="P5"/>
      <text:p text:style-name="P5"/>
      <text:p text:style-name="P5"/>
      <text:p text:style-name="P5"><text:soft-page-break/>Creo il termine noto:</text:p>
      <text:p text:style-name="P5"/>
      <text:p text:style-name="P5">f = zeros(10,1)</text:p>
      <text:p text:style-name="P5"/>
      <text:p text:style-name="P5">f =</text:p>
      <text:p text:style-name="P5"/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/>
      <text:p text:style-name="P5">&gt;&gt; f(1) = 1</text:p>
      <text:p text:style-name="P5"/>
      <text:p text:style-name="P5">f =</text:p>
      <text:p text:style-name="P5"/>
      <text:p text:style-name="P5"><text:s text:c="5"/>1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/>
      <text:p text:style-name="P5">&gt;&gt; f(10) = 1</text:p>
      <text:p text:style-name="P5"/>
      <text:p text:style-name="P5">f =</text:p>
      <text:p text:style-name="P5"/>
      <text:p text:style-name="P5"><text:s text:c="5"/>1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0</text:p>
      <text:p text:style-name="P5"><text:s text:c="5"/>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reo la matrice A dai 3 vettori a,b, c:</text:p>
      <text:p text:style-name="P5"/>
      <text:p text:style-name="P5">A = diag(a) + diag(b(2:10),-1) + diag(c(1:9),1)</text:p>
      <text:p text:style-name="P5"/>
      <text:p text:style-name="P5">A =</text:p>
      <text:p text:style-name="P5"/>
      <text:p text:style-name="P5"><text:s text:c="5"/>2 <text:s text:c="3"/>-1 <text:s text:c="4"/>0 <text:s text:c="4"/>0 <text:s text:c="4"/>0 <text:s text:c="4"/>0 <text:s text:c="4"/>0 <text:s text:c="4"/>0 <text:s text:c="4"/>0 <text:s text:c="4"/>0</text:p>
      <text:p text:style-name="P5"><text:s text:c="4"/>-1 <text:s text:c="4"/>2 <text:s text:c="3"/>-1 <text:s text:c="4"/>0 <text:s text:c="4"/>0 <text:s text:c="4"/>0 <text:s text:c="4"/>0 <text:s text:c="4"/>0 <text:s text:c="4"/>0 <text:s text:c="4"/>0</text:p>
      <text:p text:style-name="P5"><text:s text:c="5"/>0 <text:s text:c="3"/>-1 <text:s text:c="4"/>2 <text:s text:c="3"/>-1 <text:s text:c="4"/>0 <text:s text:c="4"/>0 <text:s text:c="4"/>0 <text:s text:c="4"/>0 <text:s text:c="4"/>0 <text:s text:c="4"/>0</text:p>
      <text:p text:style-name="P5"><text:s text:c="5"/>0 <text:s text:c="4"/>0 <text:s text:c="3"/>-1 <text:s text:c="4"/>2 <text:s text:c="3"/>-1 <text:s text:c="4"/>0 <text:s text:c="4"/>0 <text:s text:c="4"/>0 <text:s text:c="4"/>0 <text:s text:c="4"/>0</text:p>
      <text:p text:style-name="P5"><text:s text:c="5"/>0 <text:s text:c="4"/>0 <text:s text:c="4"/>0 <text:s text:c="3"/>-1 <text:s text:c="4"/>2 <text:s text:c="3"/>-1 <text:s text:c="4"/>0 <text:s text:c="4"/>0 <text:s text:c="4"/>0 <text:s text:c="4"/>0</text:p>
      <text:p text:style-name="P5"><text:s text:c="5"/>0 <text:s text:c="4"/>0 <text:s text:c="4"/>0 <text:s text:c="4"/>0 <text:s text:c="3"/>-1 <text:s text:c="4"/>2 <text:s text:c="3"/>-1 <text:s text:c="4"/>0 <text:s text:c="4"/>0 <text:s text:c="4"/>0</text:p>
      <text:p text:style-name="P5"><text:s text:c="5"/>0 <text:s text:c="4"/>0 <text:s text:c="4"/>0 <text:s text:c="4"/>0 <text:s text:c="4"/>0 <text:s text:c="3"/>-1 <text:s text:c="4"/>2 <text:s text:c="3"/>-1 <text:s text:c="4"/>0 <text:s text:c="4"/>0</text:p>
      <text:p text:style-name="P5"><text:s text:c="5"/>0 <text:s text:c="4"/>0 <text:s text:c="4"/>0 <text:s text:c="4"/>0 <text:s text:c="4"/>0 <text:s text:c="4"/>0 <text:s text:c="3"/>-1 <text:s text:c="4"/>2 <text:s text:c="3"/>-1 <text:s text:c="4"/>0</text:p>
      <text:p text:style-name="P5"><text:s text:c="5"/>0 <text:s text:c="4"/>0 <text:s text:c="4"/>0 <text:s text:c="4"/>0 <text:s text:c="4"/>0 <text:s text:c="4"/>0 <text:s text:c="4"/>0 <text:s text:c="3"/>-1 <text:s text:c="4"/>2 <text:s text:c="3"/>-1</text:p>
      <text:p text:style-name="P5"><text:s text:c="5"/>0 <text:s text:c="4"/>0 <text:s text:c="4"/>0 <text:s text:c="4"/>0 <text:s text:c="4"/>0 <text:s text:c="4"/>0 <text:s text:c="4"/>0 <text:s text:c="4"/>0 <text:s text:c="3"/>-1 <text:s text:c="4"/>2</text:p>
      <text:p text:style-name="P5"/>
      <text:p text:style-name="P5"/>
      <text:p text:style-name="P5">x = gauss_pivoting(A,f)</text:p>
      <text:p text:style-name="P5"/>
      <text:p text:style-name="P5">Elapsed time is 0.012197 seconds.</text:p>
      <text:p text:style-name="P5"/>
      <text:p text:style-name="P5">x =</text:p>
      <text:p text:style-name="P5"/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/>
      <text:p text:style-name="P5"/>
      <text:p text:style-name="P5">La soluzione del sistema lineare Ax=f è la stessa che è stata rovata con l'algoritmo di Gauss Tridiagonale, ma il tempo di esecuzione è maggiore.</text:p>
      <text:p text:style-name="P5"/>
      <text:p text:style-name="P5">N.B. La funzione gauss_pivoting è la stessa delle relazioni precedenti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NFRONTO DEL TEMPO FRA I 2 ALGORITMI, PER N CHE VARIA FRA 10 E 2000</text:p>
      <text:p text:style-name="P5"/>
      <text:p text:style-name="P5"/>
      <text:p text:style-name="P5">GAUSS TRIDIAGONALE<text:tab/><text:tab/><text:tab/>GAUSS MATRICI PIENE<text:tab/><text:tab/><text:tab/>N</text:p>
      <text:p text:style-name="P5"/>
      <text:p text:style-name="P5"/>
      <text:p text:style-name="P5">0.000204 seconds.<text:tab/><text:tab/><text:tab/>0.012197 seconds.<text:tab/><text:tab/><text:tab/>10</text:p>
      <text:p text:style-name="P5"/>
      <text:p text:style-name="P5">0.001046 seconds.<text:tab/><text:tab/><text:tab/>0.739642 seconds.<text:tab/><text:tab/><text:tab/>100</text:p>
      <text:p text:style-name="P5"/>
      <text:p text:style-name="P5">0.175321 seconds.<text:tab/><text:tab/><text:tab/>768.552988 seconds.<text:tab/><text:tab/><text:tab/>1000</text:p>
      <text:p text:style-name="P5"/>
      <text:p text:style-name="P5"/>
      <text:p text:style-name="P5">Da questi 3 esempi si vede che la complessità dell'algoritmo di Gauss per matrici tridiagonali è lineare </text:p>
      <text:p text:style-name="P5">(precisamente è 3(n – 1) operazioni), </text:p>
      <text:p text:style-name="P5">mentre l'algoritmo di Gauss per matrici piene ha complessità n^3, questo si vede soprattutto quando si prova l'algoritmo con una matrice tridiagonale di ordine n = 100 e poi si aumenta n di un fattore 10 (n = 1000), il tempo di esecuzione aumenta di un fattore 1000 (da 0.739 secondi a 768 secondi, circa 12 minuti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224898" text:continue-numbering="true" text:style-name="L1">
        <text:list-item>
          <text:list>
            <text:list-item>
              <text:list>
                <text:list-item>
                  <text:p text:style-name="P10"><text:soft-page-break/>IMPLEMENTARE L'ALGORITMO DI FATTORIZZAZIONE DI CHOLESKY DI UNA MATRICE A SIMMETRICA E DEFINITA POSITIVA DI ORDINE N.</text:p>
                </text:list-item>
              </text:list>
            </text:list-item>
          </text:list>
        </text:list-item>
      </text:list>
      <text:p text:style-name="P2"><text:tab/><text:tab/>RISOLVERE POI IL SISTEMA LINEARE Ax=b, DOVE A E' LA <text:tab/><text:tab/><text:tab/>MATRIC DI HILBERT E b E' IL TERMINE NOTO FORMATO DA:</text:p>
      <text:p text:style-name="P2"><draw:frame draw:style-name="fr3" draw:name="immagini4" text:anchor-type="paragraph" svg:x="2.478cm" svg:y="0.556cm" svg:width="7.437cm" svg:height="1.88cm" draw:z-index="3"><draw:image xlink:href="Pictures/2000000700001D0C00000758B0B62AAE.svm" xlink:type="simple" xlink:show="embed" xlink:actuate="onLoad"/></draw:frame></text:p>
      <text:p text:style-name="P2"/>
      <text:p text:style-name="P2">CODICE MATLAB, ANALISI E RISULTATI:</text:p>
      <text:p text:style-name="P2"/>
      <text:p text:style-name="P2"/>
      <text:p text:style-name="P4"><text:span text:style-name="T1">function</text:span><text:span text:style-name="T2"> [ x ] = cholesky( A )</text:span></text:p>
      <text:p text:style-name="P13">n = max(size(A));</text:p>
      <text:p text:style-name="P13">L = zeros(n,n);</text:p>
      <text:p text:style-name="P13">b = zeros(n,1);</text:p>
      <text:p text:style-name="P19"><text:span text:style-name="T1">for</text:span><text:span text:style-name="T2"> j=1:1:n</text:span></text:p>
      <text:p text:style-name="P13"><text:s text:c="4"/>somma = 0;</text:p>
      <text:p text:style-name="P19"><text:span text:style-name="T2"><text:s text:c="4"/></text:span><text:span text:style-name="T1">for</text:span><text:span text:style-name="T2"> k=1:1:j-1</text:span></text:p>
      <text:p text:style-name="P13"><text:s text:c="8"/>somma = somma + L(j,k) * L (j,k);</text:p>
      <text:p text:style-name="P19"><text:span text:style-name="T2"><text:s text:c="4"/></text:span><text:span text:style-name="T1">end</text:span></text:p>
      <text:p text:style-name="P19"><text:span text:style-name="T2"><text:s text:c="4"/></text:span><text:span text:style-name="T1">if</text:span><text:span text:style-name="T2"> (A(j,j) - somma &lt; 0)</text:span></text:p>
      <text:p text:style-name="P19"><text:span text:style-name="T2"><text:s text:c="8"/>error(</text:span><text:span text:style-name="T4">'matrice non definita positiva'</text:span><text:span text:style-name="T2">);</text:span></text:p>
      <text:p text:style-name="P19"><text:span text:style-name="T2"><text:s text:c="4"/></text:span><text:span text:style-name="T1">end</text:span></text:p>
      <text:p text:style-name="P13"><text:s text:c="4"/>L(j,j) = sqrt(A(j,j) - somma);</text:p>
      <text:p text:style-name="P19"><text:span text:style-name="T2"><text:s text:c="4"/></text:span><text:span text:style-name="T1">for</text:span><text:span text:style-name="T2"> i=j+1:1:n</text:span></text:p>
      <text:p text:style-name="P13"><text:s text:c="8"/>somma2 = 0;</text:p>
      <text:p text:style-name="P19"><text:span text:style-name="T2"><text:s text:c="8"/></text:span><text:span text:style-name="T1">for</text:span><text:span text:style-name="T2"> k=1:1:j-1</text:span></text:p>
      <text:p text:style-name="P13"><text:s text:c="12"/>somma2 = somma2 + L(i,k)*L(j,k);</text:p>
      <text:p text:style-name="P19"><text:span text:style-name="T2"><text:s text:c="8"/></text:span><text:span text:style-name="T1">end</text:span></text:p>
      <text:p text:style-name="P13"><text:s text:c="8"/>L(i,j) = (A(i,j) - somma2)/L(j,j);</text:p>
      <text:p text:style-name="P19"><text:span text:style-name="T2"><text:s text:c="4"/></text:span><text:span text:style-name="T1">end</text:span></text:p>
      <text:p text:style-name="P15">end</text:p>
      <text:p text:style-name="P13">LT = L';</text:p>
      <text:p text:style-name="P20">%DEBUG prova L*LT = hilbert</text:p>
      <text:p text:style-name="P20"><text:s/></text:p>
      <text:p text:style-name="P20">%calcolo termine noto</text:p>
      <text:p text:style-name="P19"><text:span text:style-name="T1">for</text:span><text:span text:style-name="T2"> i=1:1:n</text:span></text:p>
      <text:p text:style-name="P13"><text:s text:c="4"/>somma = 0;</text:p>
      <text:p text:style-name="P19"><text:span text:style-name="T2"><text:s text:c="4"/></text:span><text:span text:style-name="T1">for</text:span><text:span text:style-name="T2"> j=1:1:n</text:span></text:p>
      <text:p text:style-name="P13"><text:s text:c="8"/>somma = somma + A(i,j);</text:p>
      <text:p text:style-name="P19"><text:span text:style-name="T2"><text:s text:c="4"/></text:span><text:span text:style-name="T1">end</text:span></text:p>
      <text:p text:style-name="P13"><text:s text:c="4"/>b(i,1) = somma;</text:p>
      <text:p text:style-name="P15">end</text:p>
      <text:p text:style-name="P13">y = avanti(L,b);</text:p>
      <text:p text:style-name="P13">x = indietro(LT,y);</text:p>
      <text:p text:style-name="P15">end</text:p>
      <text:p text:style-name="P2"/>
      <text:p text:style-name="P5"><text:soft-page-break/>ESEMPIO DI UTILIZZO:</text:p>
      <text:p text:style-name="P5"/>
      <text:p text:style-name="P5">h = hilb(4)</text:p>
      <text:p text:style-name="P5"/>
      <text:p text:style-name="P5">h =</text:p>
      <text:p text:style-name="P5"/>
      <text:p text:style-name="P5"><text:s text:c="4"/>1.0000 <text:s text:c="3"/>0.5000 <text:s text:c="3"/>0.3333 <text:s text:c="3"/>0.2500</text:p>
      <text:p text:style-name="P5"><text:s text:c="4"/>0.5000 <text:s text:c="3"/>0.3333 <text:s text:c="3"/>0.2500 <text:s text:c="3"/>0.2000</text:p>
      <text:p text:style-name="P5"><text:s text:c="4"/>0.3333 <text:s text:c="3"/>0.2500 <text:s text:c="3"/>0.2000 <text:s text:c="3"/>0.1667</text:p>
      <text:p text:style-name="P5"><text:s text:c="4"/>0.2500 <text:s text:c="3"/>0.2000 <text:s text:c="3"/>0.1667 <text:s text:c="3"/>0.1429</text:p>
      <text:p text:style-name="P5"/>
      <text:p text:style-name="P5"/>
      <text:p text:style-name="P5">x = cholesky(h)</text:p>
      <text:p text:style-name="P5"/>
      <text:p text:style-name="P5">x =</text:p>
      <text:p text:style-name="P5"/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/>
      <text:p text:style-name="P5"/>
      <text:p text:style-name="P5">ANALISI:</text:p>
      <text:p text:style-name="P5"/>
      <text:p text:style-name="P5">La matrice di Hilbert è una matrice mal condizionata, per tanto ci si può aspettare una perturbazione elevata sulla soluzione calcolata rispetto alla soluzione esatta (la soluzione esatta prevede tutte le incognite = 1).</text:p>
      <text:p text:style-name="P5">D'altro canto, l'algoritmo di fattorizzazione di Cholesky è stabile in senso forte, in quanto è possibile maggiorare gli elementi di l con una costante che non dipende dall'ordine della matrice.</text:p>
      <text:p text:style-name="P5"/>
      <text:p text:style-name="P5">Per matrici di più grande dimensione, la soluzione calcolata risulta essere diversa dalla soluzione reale, ma l'errore che si commette resta comunque basso, esempio:</text:p>
      <text:p text:style-name="P5"/>
      <text:p text:style-name="P5"><text:s/>h = hilb(10)</text:p>
      <text:p text:style-name="P5"/>
      <text:p text:style-name="P5">&gt;&gt; x = cholesky(h)</text:p>
      <text:p text:style-name="P5"/>
      <text:p text:style-name="P5">x =</text:p>
      <text:p text:style-name="P5"/>
      <text:p text:style-name="P5"><text:s text:c="4"/>1.0000</text:p>
      <text:p text:style-name="P5"><text:s text:c="4"/>1.0000</text:p>
      <text:p text:style-name="P5"><text:s text:c="4"/>1.0000</text:p>
      <text:p text:style-name="P5"><text:s text:c="4"/>1.0000</text:p>
      <text:p text:style-name="P5"><text:s text:c="4"/>0.9999</text:p>
      <text:p text:style-name="P5"><text:s text:c="4"/>1.0003</text:p>
      <text:p text:style-name="P5"><text:s text:c="4"/>0.9996</text:p>
      <text:p text:style-name="P5"><text:s text:c="4"/>1.0004</text:p>
      <text:p text:style-name="P5"><text:s text:c="4"/>0.9998</text:p>
      <text:p text:style-name="P5"><text:s text:c="4"/>1.0000</text:p>
      <text:p text:style-name="P5"><text:soft-page-break/>Per il calcolo dell'errore relativo si considera come x reale il vettore di ordine n con gli elementi tutti uguali ad 1.</text:p>
      <text:p text:style-name="P5"/>
      <text:p text:style-name="P5">Esempio di prima:</text:p>
      <text:p text:style-name="P5"/>
      <text:p text:style-name="P5">r = ones(10,1)</text:p>
      <text:p text:style-name="P5"/>
      <text:p text:style-name="P5">r =</text:p>
      <text:p text:style-name="P5"/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><text:s text:c="5"/>1</text:p>
      <text:p text:style-name="P5"/>
      <text:p text:style-name="P5">err = norm(r - x) / norm(r)</text:p>
      <text:p text:style-name="P5"/>
      <text:p text:style-name="P5">err = <text:s/>2.1484e-004</text:p>
      <text:p text:style-name="P5"/>
      <text:p text:style-name="P5"/>
      <text:p text:style-name="P5">Lo stesso sistema lineare poteva essere risolto con l'algoritmo di Gauss, esempio (con n = 2):</text:p>
      <text:p text:style-name="P5"/>
      <text:p text:style-name="P5">h = hilb(2)</text:p>
      <text:p text:style-name="P5"/>
      <text:p text:style-name="P5">h =</text:p>
      <text:p text:style-name="P5"/>
      <text:p text:style-name="P5"><text:s text:c="4"/>1.0000 <text:s text:c="3"/>0.5000</text:p>
      <text:p text:style-name="P5"><text:s text:c="4"/>0.5000 <text:s text:c="3"/>0.3333</text:p>
      <text:p text:style-name="P5"/>
      <text:p text:style-name="P5"/>
      <text:p text:style-name="P5">n = 2</text:p>
      <text:p text:style-name="P5"/>
      <text:p text:style-name="P5">b = zeros(2,1) %inizializza il vettore termine noto a zero</text:p>
      <text:p text:style-name="P5"/>
      <text:p text:style-name="P5">%calcolo termine noto (somma delle righe di h)</text:p>
      <text:p text:style-name="P5"/>
      <text:p text:style-name="P5">for i=1:1:n</text:p>
      <text:p text:style-name="P5"><text:s text:c="4"/>somma = 0;</text:p>
      <text:p text:style-name="P5"><text:s text:c="4"/>for j=1:1:n</text:p>
      <text:p text:style-name="P5"><text:s text:c="8"/>somma = somma + h(i,j);</text:p>
      <text:p text:style-name="P5"><text:s text:c="4"/>end</text:p>
      <text:p text:style-name="P5"><text:s text:c="4"/>b(i,1) = somma;</text:p>
      <text:p text:style-name="P5">end</text:p>
      <text:p text:style-name="P5"/>
      <text:p text:style-name="P5">b =</text:p>
      <text:p text:style-name="P5"><text:s text:c="4"/>1.5000</text:p>
      <text:p text:style-name="P5"><text:s text:c="4"/>0.8333</text:p>
      <text:p text:style-name="P5"><text:soft-page-break/>x = gauss_pivoting(h,b)</text:p>
      <text:p text:style-name="P5"/>
      <text:p text:style-name="P5">x =</text:p>
      <text:p text:style-name="P5"/>
      <text:p text:style-name="P5"><text:s text:c="4"/>1.0000</text:p>
      <text:p text:style-name="P5"><text:s text:c="4"/>1.0000</text:p>
      <text:p text:style-name="P5"/>
      <text:p text:style-name="P5"/>
      <text:p text:style-name="P5">err = norm(ones(2,1) - x) / norm(ones(2,1))</text:p>
      <text:p text:style-name="P5"/>
      <text:p text:style-name="P5">err = <text:s/>5.6610e-016</text:p>
      <text:p text:style-name="P5"/>
      <text:p text:style-name="P5">%ones(2,1) è il vettore con la soluzione reale</text:p>
      <text:p text:style-name="P5"/>
      <text:p text:style-name="P5"/>
      <text:p text:style-name="P5">CONFRONTO FRA ALGORITMO DI CHOLESKY E ALGORITMO DI GAUSS:</text:p>
      <text:p text:style-name="P5"/>
      <text:p text:style-name="P5"/>
      <text:p text:style-name="P5">ALGORITMO DI CHOLESKY<text:tab/><text:tab/>ALGORITMO DI GAUSS<text:tab/><text:tab/><text:tab/>N</text:p>
      <text:p text:style-name="P5"/>
      <text:p text:style-name="P5"/>
      <text:p text:style-name="P5">6.3292e-016<text:tab/><text:tab/><text:tab/><text:tab/>5.6610e-016<text:tab/><text:tab/><text:tab/><text:tab/>2</text:p>
      <text:p text:style-name="P5"/>
      <text:p text:style-name="P5">3.7354e-015<text:tab/><text:tab/><text:tab/><text:tab/>1.0167e-014<text:tab/><text:tab/><text:tab/><text:tab/>3</text:p>
      <text:p text:style-name="P5"/>
      <text:p text:style-name="P5">1.8713e-013<text:tab/><text:tab/><text:tab/><text:tab/>3.7776e-013<text:tab/><text:tab/><text:tab/><text:tab/>4</text:p>
      <text:p text:style-name="P5"/>
      <text:p text:style-name="P5">1.2172e-012<text:tab/><text:tab/><text:tab/><text:tab/>1.5531e-012<text:tab/><text:tab/><text:tab/><text:tab/>5</text:p>
      <text:p text:style-name="P5"/>
      <text:p text:style-name="P5">2.4107e-010<text:tab/><text:tab/><text:tab/><text:tab/>2.5168e-010<text:tab/><text:tab/><text:tab/><text:tab/>6</text:p>
      <text:p text:style-name="P5"/>
      <text:p text:style-name="P5">1.0669e-008<text:tab/><text:tab/><text:tab/><text:tab/>8.4252e-009<text:tab/><text:tab/><text:tab/><text:tab/>7</text:p>
      <text:p text:style-name="P5"/>
      <text:p text:style-name="P5">2.1410e-007<text:tab/><text:tab/><text:tab/><text:tab/>2.5057e-007<text:tab/><text:tab/><text:tab/><text:tab/>8</text:p>
      <text:p text:style-name="P5"/>
      <text:p text:style-name="P5">9.1156e-006<text:tab/><text:tab/><text:tab/><text:tab/>8.6087e-006<text:tab/><text:tab/><text:tab/><text:tab/>9</text:p>
      <text:p text:style-name="P5"/>
      <text:p text:style-name="P5">2.1484e-004<text:tab/><text:tab/><text:tab/><text:tab/>2.2377e-004<text:tab/><text:tab/><text:tab/><text:tab/>10</text:p>
      <text:p text:style-name="P5"/>
      <text:p text:style-name="P5">0.0055<text:tab/><text:tab/><text:tab/><text:tab/><text:tab/>0.0046<text:tab/><text:tab/><text:tab/><text:tab/><text:tab/>11</text:p>
      <text:p text:style-name="P5"/>
      <text:p text:style-name="P5">0.1905<text:tab/><text:tab/><text:tab/><text:tab/><text:tab/>0.0955<text:tab/><text:tab/><text:tab/><text:tab/><text:tab/>12</text:p>
      <text:p text:style-name="P5"/>
      <text:p text:style-name="P5">ERRORE<text:tab/><text:tab/><text:tab/><text:tab/><text:tab/>3.0655<text:tab/><text:tab/><text:tab/><text:tab/><text:tab/>13</text:p>
      <text:p text:style-name="P5"/>
      <text:p text:style-name="P5">ERRORE<text:tab/><text:tab/><text:tab/><text:tab/><text:tab/>4.5622<text:tab/><text:tab/><text:tab/><text:tab/><text:tab/>14</text:p>
      <text:p text:style-name="P5"/>
      <text:p text:style-name="P5">ERRORE<text:tab/><text:tab/><text:tab/><text:tab/><text:tab/>3.3721<text:tab/><text:tab/><text:tab/><text:tab/><text:tab/>15</text:p>
      <text:p text:style-name="P5"/>
      <text:p text:style-name="P5"/>
      <text:p text:style-name="P5">(matrice non definita positiva)</text:p>
      <text:p text:style-name="P5"/>
      <text:p text:style-name="P5"/>
      <text:p text:style-name="P5"><text:soft-page-break/>Come si è visto dal confronto dei 2 algoritmi per n che va da 2 a 15, non c'è molta differenza riguardo all'errore che si commette per calcolare la soluzione (anche se l'algoritmo di Gauss è stabile in senso debole).</text:p>
      <text:p text:style-name="P5"/>
      <text:p text:style-name="P5">Per n maggiore di 12, la matrice di hilbert che genera MatLab non è più simmetrica e definita positiva (è solo simmetrica), quindi la fattorizzazione di Cholesky non può essere complet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3M28S</meta:editing-duration>
    <meta:editing-cycles>49</meta:editing-cycles>
    <meta:generator>OpenOffice.org/3.2$Win32 OpenOffice.org_project/320m18$Build-9502</meta:generator>
    <dc:date>2012-12-02T00:08:36.47</dc:date>
    <meta:document-statistic meta:table-count="0" meta:image-count="4" meta:object-count="0" meta:page-count="11" meta:paragraph-count="273" meta:word-count="1341" meta:character-count="8187"/>
    <meta:user-defined meta:name="Info 1"/>
    <meta:user-defined meta:name="Info 2"/>
    <meta:user-defined meta:name="Info 3"/>
    <meta:user-defined meta:name="Info 4"/>
  </office:meta>
</office:document-meta>
</file>